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NewRomanPSMT"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color="#000000" style:font-name="TimesNewRomanPSMT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5" style:family="paragraph" style:parent-style-name="Standard">
      <style:text-properties style:font-name="TimesNewRomanPSMT" fo:font-size="12pt" officeooo:paragraph-rsid="001ed113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NewRomanPSMT" fo:font-size="12pt" style:font-size-asian="12pt" style:font-size-complex="12pt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imesNewRomanPSMT" fo:font-size="12pt" officeooo:paragraph-rsid="001ed113" style:font-size-asian="12pt" style:font-size-complex="12pt"/>
    </style:style>
    <style:style style:name="P8" style:family="paragraph" style:parent-style-name="Standard">
      <style:paragraph-properties fo:margin-left="0in" fo:margin-right="-0.2402in" fo:text-indent="0in" style:auto-text-indent="false">
        <style:tab-stops>
          <style:tab-stop style:position="0in"/>
          <style:tab-stop style:position="1.7772in" style:type="center"/>
        </style:tab-stops>
      </style:paragraph-properties>
      <style:text-properties fo:color="#000000" style:font-name="TimesNewRomanPSMT" fo:font-size="12pt" fo:font-weight="normal" style:font-size-asian="12pt" style:font-weight-asian="normal" style:font-size-complex="12pt"/>
    </style:style>
    <style:style style:name="P9" style:family="paragraph" style:parent-style-name="Standard">
      <style:paragraph-properties fo:margin-left="0.248in" fo:margin-right="-0.0083in" fo:text-align="justify" style:justify-single-word="false" fo:text-indent="0in" style:auto-text-indent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10" style:family="paragraph" style:parent-style-name="Standard">
      <style:paragraph-properties fo:margin-left="0.4917in" fo:margin-right="-0.0083in" fo:text-align="justify" style:justify-single-word="false" fo:text-indent="0in" style:auto-text-indent="false"/>
      <style:text-properties fo:color="#000000" style:font-name="TimesNewRomanPSMT" fo:font-size="11pt" fo:font-weight="normal" style:font-size-asian="11pt" style:font-weight-asian="normal" style:font-size-complex="11pt"/>
    </style:style>
    <style:style style:name="P11" style:family="paragraph" style:parent-style-name="Standard">
      <style:paragraph-properties fo:margin-left="4.4252in" fo:margin-right="-0.0083in" fo:text-align="justify" style:justify-single-word="false" fo:text-indent="0in" style:auto-text-indent="false"/>
      <style:text-properties fo:color="#000000" style:font-name="TimesNewRomanPSMT" fo:font-size="11pt" fo:font-weight="normal" style:font-size-asian="11pt" style:font-weight-asian="normal" style:font-size-complex="11pt"/>
    </style:style>
    <style:style style:name="P12" style:family="paragraph" style:parent-style-name="Standard">
      <style:paragraph-properties fo:margin-left="0.5in" fo:margin-right="-0.0083in" fo:text-align="justify" style:justify-single-word="false" fo:text-indent="-0.25in" style:auto-text-indent="false"/>
      <style:text-properties style:font-name="TimesNewRomanPSMT" fo:font-size="11pt" style:font-size-asian="11pt" style:font-size-complex="11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NewRomanPSMT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left="0in" fo:margin-right="-0.2402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NewRomanPSMT" fo:font-size="12pt" fo:font-weight="normal" officeooo:paragraph-rsid="001f53b8" style:font-name-asian="Times New Roman1" style:font-size-asian="12pt" style:font-weight-asian="normal" style:font-name-complex="Times New Roman1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NewRomanPSMT" fo:font-size="12pt" fo:font-weight="normal" officeooo:paragraph-rsid="001ed113" style:font-size-asian="12pt" style:font-weight-asian="normal" style:font-size-complex="12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7217in" style:type="center"/>
        </style:tab-stops>
      </style:paragraph-properties>
      <style:text-properties fo:color="#000000" style:font-name="TimesNewRomanPSMT" fo:font-size="12pt" fo:font-weight="normal" style:font-size-asian="12pt" style:font-weight-asian="normal" style:font-size-complex="12pt"/>
    </style:style>
    <style:style style:name="P18" style:family="paragraph" style:parent-style-name="Standard">
      <style:paragraph-properties>
        <style:tab-stops>
          <style:tab-stop style:position="4.7217in" style:type="center"/>
        </style:tab-stops>
      </style:paragraph-properties>
      <style:text-properties fo:color="#000000" style:font-name="TimesNewRomanPSMT" fo:font-size="12pt" fo:font-weight="normal" style:font-size-asian="12pt" style:font-weight-asian="normal" style:font-size-complex="12pt"/>
    </style:style>
    <style:style style:name="T1" style:family="text">
      <style:text-properties fo:color="#000000" style:text-position="super 58%" fo:font-weight="normal" style:font-weight-asian="normal"/>
    </style:style>
    <style:style style:name="T2" style:family="text">
      <style:text-properties fo:color="#000000" fo:letter-spacing="normal" fo:font-weight="normal" style:letter-kerning="false" style:font-weight-asian="normal"/>
    </style:style>
    <style:style style:name="T3" style:family="text">
      <style:text-properties fo:color="#000000" fo:letter-spacing="normal" fo:font-weight="normal" style:letter-kerning="true" style:font-weight-asian="normal"/>
    </style:style>
    <style:style style:name="T4" style:family="text">
      <style:text-properties fo:color="#000000" fo:font-weight="normal" style:font-weight-asian="normal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ICHIARAZIONE SOSTITUTIVA DI ATTO DI NOTORIETA’</text:p>
      <text:p text:style-name="P1">(Artt.21 e 47 DPR 28/12/2000 n. 445 e successive modificazioni ed integrazioni)</text:p>
      <text:p text:style-name="P2"/>
      <text:p text:style-name="P5"><text:span text:style-name="T2">I</text:span>o sottoscritt{%= @oa %} <text:span text:style-name="T6">{%= @persona.nome %} {%= @persona.cognome %}</text:span>, codice fiscale <text:span text:style-name="T6">{%= @persona.codice_fiscale %}</text:span>,</text:p>
      <text:p text:style-name="P5">nat{%= @oa%} a <text:span text:style-name="T6">{%= @persona.comune_nascita %}</text:span> il <text:span text:style-name="T6">{%= @persona.data_nascita %}</text:span>, </text:p>
      <text:p text:style-name="P7"><text:span text:style-name="T4">residente a </text:span><text:span text:style-name="T5">{%= @persona.indirizzo_residenza.comune %}</text:span><text:span text:style-name="T4"> in </text:span><text:span text:style-name="T5">{%= @persona.indirizzo_residenza.to_s %}</text:span><text:span text:style-name="T3">,</text:span></text:p>
      <text:p text:style-name="P14">In qualità di (1) ___________________________________________________________</text:p>
      <text:p text:style-name="P2"/>
      <text:p text:style-name="P3">consapevole delle responsabilità penali in caso di false dichiarazioni, così come espressamente stabilito dall’art. 76 del DPR 445/2000,</text:p>
      <text:p text:style-name="P2"/>
      <text:p text:style-name="P1">DICHIARO</text:p>
      <text:p text:style-name="P3"/>
      <text:p text:style-name="P6"><text:span text:style-name="T4">di aver ricevuto in pagamento da </text:span><text:span text:style-name="T1">(2)</text:span><text:span text:style-name="T4"> ___________________________________________</text:span></text:p>
      <text:p text:style-name="P4">_______________________________________________________________________</text:p>
      <text:p text:style-name="P4">nato a __________________________________________ il__________</text:p>
      <text:p text:style-name="P4">residente in_________________________Via__________________________, n_____</text:p>
      <text:p text:style-name="P4">la somma di €.____________________ corrispondente all’importo nominale, gli interessi legali, la penale e le spese di protesto dell’assegno bancario n._____________________ emmesso in data______________, a valere sul c/c n. ______________________in essere presso la Banca ___________________________________________________ </text:p>
      <text:p text:style-name="P4">filiale di ________________________________________________________________</text:p>
      <text:p text:style-name="P15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3"/>
      <text:p text:style-name="P16">Addì {%= @data %}</text:p>
      <text:p text:style-name="P8"/>
      <text:p text:style-name="P18"><text:tab/>IL DICHIARANTE<text:tab/></text:p>
      <text:p text:style-name="P17"><text:tab/>_________________</text:p>
      <text:p text:style-name="P3">*******************************************************************************************************</text:p>
      <text:p text:style-name="P3"/>
      <text:p text:style-name="P1">AUTENTICA</text:p>
      <text:p text:style-name="P3"/>
      <text:p text:style-name="P4">Ai sensi degli artt 4, comma 1 <text:s/>e 21, comma 2, <text:s/>del DPR 445/2000, attesto che le <text:s/>sottoscrizione di cui sopra, <text:s text:c="2"/>è stata apposta <text:s/>in mia presenza dall’interessa<text:soft-page-break/>to Sig./ra <text:s/>_________________________, </text:p>
      <text:p text:style-name="P4">previo accertamento della sua identità a mezzo di ________________________________________</text:p>
      <text:p text:style-name="P4">Addì _______________________<text:tab/><text:tab/>IL DIPENDENTE INCARICATO DAL SINDACO</text:p>
      <text:p text:style-name="P4"><text:tab/><text:tab/><text:tab/><text:tab/><text:tab/> <text:s text:c="11"/>__________________________________________</text:p>
      <text:p text:style-name="P3"/>
      <text:p text:style-name="P9">_________________________________________________</text:p>
      <text:p text:style-name="P10">La firma deve essere autenticata presso qualsiasi pubblico ufficiale (dipendente comunale incaricato dal Sindaco, Notaio, Segretario Comunale e occorre apporre la marca da bollo</text:p>
      <text:p text:style-name="P11"/>
      <text:p text:style-name="P12"><text:span text:style-name="T1">(1)</text:span><text:span text:style-name="T4">Se ne ricorre il caso, indicare la qualità di legale rappresentante e la Ditta, Ente o persona rappresentata</text:span></text:p>
      <text:p text:style-name="P12"><text:span text:style-name="T1">(2)</text:span><text:span text:style-name="T4">Indicare le generalità complete e, se ne ricorre il caso, indicare la qualità di legale rappresentante e la Ditta, Ente o persona rappresenta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492in" fo:margin-bottom="0.6244in" fo:margin-left="0.7874in" fo:margin-right="0.7874in" style:writing-mode="lr-tb" style:layout-grid-color="#c0c0c0" style:layout-grid-lines="2621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editing-duration>PT15M13S</meta:editing-duration>
    <meta:editing-cycles>5</meta:editing-cycles>
    <dc:date>2020-11-20T09:06:17.612852925</dc:date>
    <meta:document-statistic meta:table-count="0" meta:image-count="0" meta:object-count="0" meta:page-count="2" meta:paragraph-count="28" meta:word-count="329" meta:character-count="2891" meta:non-whitespace-character-count="2558"/>
  </office:meta>
</office:document-meta>
</file>